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6-06_16-07-22_000.jpg</text:p>
          </table:table-cell>
          <table:table-cell table:style-name="ce26" office:value-type="string">
            <text:p>:bookmemo / 読んだ本 / 『フランツ・ファノン著作集　Ⅰ　黒い皮膚・白い仮面』 / 著者=フランツ・ファノン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フランツ・ファノン著作集　Ⅰ　黒い皮膚・白い仮面』 / 著者=フランツ・ファノン / 途中">
            <text:p>:bookmemo / 読んだ本 / 『フランツ・ファノン著作集　Ⅰ　黒い皮膚・白い仮面』 / 著者=フランツ・ファノン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3-06-06_16-07-31_000.jpg</text:p>
          </table:table-cell>
          <table:table-cell table:style-name="ce26" office:value-type="string">
            <text:p>:bookmemo / 読んだ本 / 『フランツ・ファノン著作集　Ⅰ　黒い皮膚・白い仮面』 / 著者=フランツ・ファノン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フランツ・ファノン著作集　Ⅰ　黒い皮膚・白い仮面』 / 著者=フランツ・ファノン / 途中 ここまで">
            <text:p>:bookmemo / 読んだ本 / 『フランツ・ファノン著作集　Ⅰ　黒い皮膚・白い仮面』 / 著者=フランツ・ファノン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3-06-06_16-07-05_000.jpg</text:p>
          </table:table-cell>
          <table:table-cell table:style-name="ce26" office:value-type="string">
            <text:p>:bookmemo / 読んだ本 / 『放射光が解き明かす驚異のナノ世界』 / 著者=日本放射光学会、編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放射光が解き明かす驚異のナノ世界』 / 著者=日本放射光学会、編 / 途中">
            <text:p>:bookmemo / 読んだ本 / 『放射光が解き明かす驚異のナノ世界』 / 著者=日本放射光学会、編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0" office:value-type="string">
            <text:p>2023-06-06_16-07-16_000.jpg</text:p>
          </table:table-cell>
          <table:table-cell table:style-name="ce26" office:value-type="string">
            <text:p>:bookmemo / 読んだ本 / 『放射光が解き明かす驚異のナノ世界』 / 著者=日本放射光学会、編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放射光が解き明かす驚異のナノ世界』 / 著者=日本放射光学会、編 / 途中 ここまで">
            <text:p>:bookmemo / 読んだ本 / 『放射光が解き明かす驚異のナノ世界』 / 著者=日本放射光学会、編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7" office:value-type="string">
            <text:p>2023-06-06_17-22-21_000.jpg</text:p>
          </table:table-cell>
          <table:table-cell table:style-name="ce26" office:value-type="string">
            <text:p>:m 1*1 RES / JVEMV6 64#291_masatsu / 『摩擦の科学』 著者=河野彰夫,校注=~ / p.16 / w=,topic=,publisher=~,other=memo+:ひまし油；memo+:リノール酸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291_masatsu / 『摩擦の科学』 著者=河野彰夫,校注=~ / p.16 / w=,topic=,publisher=~,other=memo+:ひまし油；memo+:リノール酸">
            <text:p>:m 1*1 RES / JVEMV6 64#291_masatsu / 『摩擦の科学』 著者=河野彰夫,校注=~ / p.16 / w=,topic=,publisher=~,other=memo+:ひまし油；memo+:リノール酸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3-06-06_12-56-09_000.jpg</text:p>
          </table:table-cell>
          <table:table-cell table:style-name="ce26" office:value-type="string">
            <text:p>:m 1*2 RES / JVEMV6 64#238_maeno / 『微粒子から探る物性七変化』 著者=前野昌弘,校注=~ / p.218 / w=,topic=,publisher=~,other=q+:q-id.4MUP(nowa);q+:q-id.D7X0(nowa)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2 RES / JVEMV6 64#238_maeno / 『微粒子から探る物性七変化』 著者=前野昌弘,校注=~ / p.218 / w=,topic=,publisher=~,other=q+:q-id.4MUP(nowa);q+:q-id.D7X0(nowa);">
            <text:p>:m 1*2 RES / JVEMV6 64#238_maeno / 『微粒子から探る物性七変化』 著者=前野昌弘,校注=~ / p.218 / w=,topic=,publisher=~,other=q+:q-id.4MUP(nowa);q+:q-id.D7X0(nowa);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7" office:value-type="string">
            <text:p>2023-06-06_12-56-29_000.jpg</text:p>
          </table:table-cell>
          <table:table-cell table:style-name="ce26" office:value-type="string">
            <text:p>:m 2*2 RES / JVEMV6 64#238_maeno / 『微粒子から探る物性七変化』 著者=前野昌弘,校注=~ / p.218 / w=,topic=,publisher=~,other=q+:open:q-id.GYPN(nowa)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2*2 RES / JVEMV6 64#238_maeno / 『微粒子から探る物性七変化』 著者=前野昌弘,校注=~ / p.218 / w=,topic=,publisher=~,other=q+:open:q-id.GYPN(nowa);">
            <text:p>:m 2*2 RES / JVEMV6 64#238_maeno / 『微粒子から探る物性七変化』 著者=前野昌弘,校注=~ / p.218 / w=,topic=,publisher=~,other=q+:open:q-id.GYPN(nowa);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7" office:value-type="string">
            <text:p>2023-06-06_10-59-38_000.jpg</text:p>
          </table:table-cell>
          <table:table-cell table:style-name="ce26" office:value-type="string">
            <text:p>:PHOTO 記録 / 文書　/ occasion=~ / content=ウクレレ：上２弦：どのコードに当たるか / for=~ / doc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文書　/ occasion=~ / content=ウクレレ：上２弦：どのコードに当たるか / for=~ / doc=~">
            <text:p>:PHOTO 記録 / 文書　/ occasion=~ / content=ウクレレ：上２弦：どのコードに当たるか / for=~ / doc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7" office:value-type="string">
            <text:p>2023-06-05_18-33-03_000.mp4</text:p>
          </table:table-cell>
          <table:table-cell table:style-name="ce26" office:value-type="string">
            <text:p>:VIDEO / @自室 / 記録 / jap.flute / 演奏、play / R=1 / genre=melody,for=~,file-piece-id=2023-06-05_18-33-03_000.mp4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for=~,file-piece-id=2023-06-05_18-33-03_000.mp4,memo=~,session=hour-18,recording-id=~,other=~ / follow+">
            <text:p>:VIDEO / @自室 / 記録 / jap.flute / 演奏、play / R=1 / genre=melody,for=~,file-piece-id=2023-06-05_18-33-03_000.mp4,memo=~,session=hour-18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7" office:value-type="string">
            <text:p>2023-06-05_18-35-05_000.mp4</text:p>
          </table:table-cell>
          <table:table-cell table:style-name="ce26" office:value-type="string">
            <text:p>:VIDEO / @自室 / 記録 / jap.flute / 演奏、play / R=2 / genre=melody,for=~,file-piece-id=2023-06-05_18-33-03_000.mp4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2 / genre=melody,for=~,file-piece-id=2023-06-05_18-33-03_000.mp4,memo=~,session=hour-18,recording-id=~,other=~ / follow+">
            <text:p>:VIDEO / @自室 / 記録 / jap.flute / 演奏、play / R=2 / genre=melody,for=~,file-piece-id=2023-06-05_18-33-03_000.mp4,memo=~,session=hour-18,recording-id=~,other=~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7" office:value-type="string">
            <text:p>2023-06-05_18-37-58_000.mp4</text:p>
          </table:table-cell>
          <table:table-cell table:style-name="ce26" office:value-type="string">
            <text:p>:VIDEO / @自室 / 記録 / jap.flute / 演奏、play / R=3 / genre=melody,for=~,file-piece-id=2023-06-05_18-33-03_000.mp4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3 / genre=melody,for=~,file-piece-id=2023-06-05_18-33-03_000.mp4,memo=~,session=hour-18,recording-id=~,other=~ / follow+">
            <text:p>:VIDEO / @自室 / 記録 / jap.flute / 演奏、play / R=3 / genre=melody,for=~,file-piece-id=2023-06-05_18-33-03_000.mp4,memo=~,session=hour-18,recording-id=~,other=~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7" office:value-type="string">
            <text:p>2023-06-05_18-46-26_000.mp4</text:p>
          </table:table-cell>
          <table:table-cell table:style-name="ce26" office:value-type="string">
            <text:p>:VIDEO / @自室 / 記録 / jap.flute / 演奏、play / R=4 / genre=melody,for=good-sound:kan-1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PHOTO 記録 / location=台所 / topic=電池交換：ガスコンロ台 / for=~ / occasion=~,other=~">
            <text:p>:PHOTO 記録 / location=台所 / topic=電池交換：ガスコンロ台 / for=~ / occasion=~,other=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 office:value-type="string">
            <text:p>2023-06-05_18-50-49_000.mp4</text:p>
          </table:table-cell>
          <table:table-cell table:style-name="ce26" office:value-type="string">
            <text:p>:VIDEO / @自室 / 記録 / jap.flute / 演奏、play / R=5 / genre=melody,for=good-sound:otsu-1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2023-06-05_21-04-00_000.jpg</text:p>
          </table:table-cell>
          <table:table-cell table:style-name="ce26" office:value-type="string">
            <text:p>:PHOTO 記録 / location=台所 / topic=電池交換：ガスコンロ台 / for=~ / 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location=台所 / topic=電池交換：ガスコンロ台 / for=~ / occasion=~,other=~">
            <text:p>:PHOTO 記録 / location=台所 / topic=電池交換：ガスコンロ台 / for=~ / occasion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7" office:value-type="string">
            <text:p>2023-06-05_21-13-5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6-06_02-17-58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7" office:value-type="string">
            <text:p>2023-06-06_02-29-05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:PHOTO 寝た時刻 / 2023">
            <text:p>:m :PHOTO 寝た時刻 / 2023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7" office:value-type="string">
            <text:p>2023-06-06_07-45-0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:PHOTO 起きた時刻 / 2023">
            <text:p>:m :PHOTO 起きた時刻 / 2023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6-06_07-49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6-06_13-57-0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6">2023/06/06</text:date>, <text:time>19:20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6T19:20:07.92</dc:date>
    <dc:creator>iwabuchi ken</dc:creator>
    <meta:editing-duration>P57DT43M55S</meta:editing-duration>
    <meta:editing-cycles>18715</meta:editing-cycles>
    <meta:document-statistic meta:table-count="2" meta:cell-count="931" meta:object-count="0"/>
    <meta:user-defined meta:name="qrichtext">1</meta:user-defined>
  </office:meta>
</office:document-meta>
</file>